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PSessionHelper.getSessionAttributeNames( HttpSession s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PSessionHelper.getSessionAttribute( HttpSession session , String name , Object default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